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fdd3" officeooo:paragraph-rsid="0009fdd3"/>
    </style:style>
    <style:style style:name="P2" style:family="paragraph" style:parent-style-name="Standard">
      <style:text-properties officeooo:rsid="000a0b24" officeooo:paragraph-rsid="000a0b24"/>
    </style:style>
    <style:style style:name="P3" style:family="paragraph" style:parent-style-name="Standard">
      <style:text-properties style:text-underline-style="none" officeooo:rsid="000b7227" officeooo:paragraph-rsid="000b7227"/>
    </style:style>
    <style:style style:name="P4" style:family="paragraph" style:parent-style-name="Standard">
      <style:text-properties style:text-underline-style="none" officeooo:rsid="000bad7b" officeooo:paragraph-rsid="000bad7b"/>
    </style:style>
    <style:style style:name="P5" style:family="paragraph" style:parent-style-name="Standard">
      <style:text-properties style:text-underline-style="none" officeooo:rsid="000c8287" officeooo:paragraph-rsid="000c8287"/>
    </style:style>
    <style:style style:name="P6" style:family="paragraph" style:parent-style-name="Standard">
      <style:text-properties style:text-underline-style="none" officeooo:rsid="000e15bd" officeooo:paragraph-rsid="000e15bd"/>
    </style:style>
    <style:style style:name="P7" style:family="paragraph" style:parent-style-name="Standard">
      <style:text-properties style:text-underline-style="none" officeooo:rsid="000f2e55" officeooo:paragraph-rsid="000f2e55"/>
    </style:style>
    <style:style style:name="P8" style:family="paragraph" style:parent-style-name="Standard">
      <style:text-properties style:text-underline-style="none" officeooo:rsid="00109f8f" officeooo:paragraph-rsid="00109f8f"/>
    </style:style>
    <style:style style:name="P9" style:family="paragraph" style:parent-style-name="Standard">
      <style:text-properties style:text-underline-style="none" officeooo:rsid="0011dc6b" officeooo:paragraph-rsid="0011dc6b"/>
    </style:style>
    <style:style style:name="P10" style:family="paragraph" style:parent-style-name="Standard">
      <style:text-properties style:text-underline-style="none" officeooo:rsid="0012fa5e" officeooo:paragraph-rsid="0012fa5e"/>
    </style:style>
    <style:style style:name="P11" style:family="paragraph" style:parent-style-name="Standard">
      <style:text-properties style:text-underline-style="none" officeooo:rsid="00135772" officeooo:paragraph-rsid="00135772"/>
    </style:style>
    <style:style style:name="P12" style:family="paragraph" style:parent-style-name="Standard">
      <style:text-properties style:text-underline-style="none" officeooo:rsid="0016dc3b" officeooo:paragraph-rsid="0016dc3b"/>
    </style:style>
    <style:style style:name="P13" style:family="paragraph" style:parent-style-name="Standard">
      <style:text-properties style:text-underline-style="none" officeooo:rsid="0018540e" officeooo:paragraph-rsid="0018540e"/>
    </style:style>
    <style:style style:name="T1" style:family="text">
      <style:text-properties officeooo:rsid="0009fdd3"/>
    </style:style>
    <style:style style:name="T2" style:family="text">
      <style:text-properties officeooo:rsid="000bad7b"/>
    </style:style>
    <style:style style:name="T3" style:family="text">
      <style:text-properties officeooo:rsid="000c8287"/>
    </style:style>
    <style:style style:name="T4" style:family="text">
      <style:text-properties officeooo:rsid="000e15bd"/>
    </style:style>
    <style:style style:name="T5" style:family="text">
      <style:text-properties officeooo:rsid="00109f8f"/>
    </style:style>
    <style:style style:name="T6" style:family="text">
      <style:text-properties officeooo:rsid="0011dc6b"/>
    </style:style>
    <style:style style:name="T7" style:family="text">
      <style:text-properties officeooo:rsid="00135772"/>
    </style:style>
    <style:style style:name="T8" style:family="text">
      <style:text-properties officeooo:rsid="00156c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yecto Mercedes.</text:p>
      <text:p text:style-name="P1">LMS – Loan Management Software.</text:p>
      <text:p text:style-name="P1">Framework RebritGen 2.0.</text:p>
      <text:p text:style-name="P1"/>
      <text:h text:style-name="Heading_20_1" text:outline-level="1">Objetivo principal.</text:h>
      <text:p text:style-name="P2">Desarrollar, implementar y mantener una plataforma de software del tipo LMS (<text:span text:style-name="T1">Loan Management Software</text:span>) marca blanca, basado en web, con la mayor automatización posible y compatible con los estándares internacionales de seguridad.</text:p>
      <text:p text:style-name="P2">La plataforma implementará los casos 1,2,4 y 5 del anexo A de este documento. Es decir, será capaz de otorgar y mantener préstamos de un solo desembolso, a un solo pago o a pagos parciales (cuotas).</text:p>
      <text:h text:style-name="Heading_20_1" text:outline-level="1">Requerimientos.</text:h>
      <text:h text:style-name="Heading_20_2" text:outline-level="2">- Solicitud.</text:h>
      <text:p text:style-name="P3">La plataforma debe ser capaz de controlar el proceso de solicitud (“onboarding”) de acuerdo a ciertas reglas de negocio.</text:p>
      <text:h text:style-name="Heading_20_2" text:outline-level="2">- Préstamo.</text:h>
      <text:p text:style-name="P3">Basándose en la configuración (“plan de préstamo”) la plataforma debe realizar los cálculos necesarios para establecer los montos (interés, gastos de mantenimiento, impuestos nacionales, provinciales), plazo, vencimiento y condiciones de pago del préstamo.</text:p>
      <text:h text:style-name="Heading_20_2" text:outline-level="2">-Transferencia.</text:h>
      <text:p text:style-name="P3">La transferencia del capital solicitado debe manejarse de forma automática o manual según se determine por configuración. Se debe programar una integración con el broker o servicio bancario que el usuario de la plataforma determine. Dejando preprogramadas aquellas integraciones que ya se han realizado o que se desarrolle por motu propio por parte de Rebrit.</text:p>
      <text:h text:style-name="Heading_20_2" text:outline-level="2">- Cancelación.</text:h>
      <text:p text:style-name="P3">La plataforma debe realizar la cancelación del préstamo cuando se cumplen las condiciones para ello.</text:p>
      <text:h text:style-name="Heading_20_2" text:outline-level="2">- Mora.</text:h>
      <text:p text:style-name="P3">Implementar la estrategia (“reglas de negocio”) de cálculos de mora. Tendiendo en cuenta cobros parciales, recapitalización, interés diferenciado por mora, punitorios.</text:p>
      <text:h text:style-name="Heading_20_2" text:outline-level="2">- Cobro.</text:h>
      <text:p text:style-name="P3">Parte fundamental de la plataforma es ser capaz de manejar distintos canales de cobro. Implementando el cobro directo (“débito automático en CBU”), pasarelas de cobro (Pagofacil, Rapipago, Pagomiscuentas, Mecadopago, Increasepay, otros…), cobro manual.</text:p>
      <text:p text:style-name="P3">Además de aplicar cobros parciales sobre el préstamo, realizar los recálculos necesarios y cancelación.</text:p>
      <text:h text:style-name="Heading_20_2" text:outline-level="2"><text:soft-page-break/>- <text:span text:style-name="T4">Verificación de identidad.</text:span></text:h>
      <text:p text:style-name="P6">Debe ser capaz de integrar al menos un método de identificación de personas vía web. Reconocimiento fascial. DNI digital. Otros.</text:p>
      <text:h text:style-name="Heading_20_2" text:outline-level="2">- Evaluación crediticia.</text:h>
      <text:p text:style-name="P3">Integrar dentro de la plataforma el servicio de burós crediticio (Insiders, Siisa, Veraz, otros). Además de incorporar un motor de decisión propio adaptado según los lineamientos de cada usuario de la plataforma.</text:p>
      <text:h text:style-name="Heading_20_2" text:outline-level="2">- Cálculo de intereses.</text:h>
      <text:p text:style-name="P3">Debe ser capaz de tener una biblioteca de cálculos de interés. Francés, americano, alemán.</text:p>
      <text:h text:style-name="Heading_20_2" text:outline-level="2">- Cuotas.</text:h>
      <text:p text:style-name="P3">Calcular, aplicar y mantener cobros parciales del préstamos permitiendo la reprogramación de cobros, refactorización de cuotas y cancelación anticipada de las mismas.</text:p>
      <text:h text:style-name="Heading_20_2" text:outline-level="2">- <text:span text:style-name="T2">Reprogramación de préstamos.</text:span></text:h>
      <text:p text:style-name="P4">La plataforma será capaz de modificar las condiciones del préstamo durante el tiempo de vida de éste, como ser cancelación adelantada, <text:span text:style-name="T3">prórroga del vencimiento, con o sin punitorio, suspensión del cobro de intereses por mora.</text:span></text:p>
      <text:h text:style-name="Heading_20_2" text:outline-level="2">- Refinanciación.</text:h>
      <text:p text:style-name="P3">Generar préstamos refinanciados a partir de préstamos en mora aplicando unas reglas de negocio que el usuario de la plataforma pueda elegir. </text:p>
      <text:h text:style-name="Heading_20_2" text:outline-level="2">- Planes de préstamos.</text:h>
      <text:p text:style-name="P3">Atendiendo a lo mencionado en la sección de objetivo principal, la plataforma deberá ofrecer al usuario de la misma, diferentes formas de préstamo pudiendo del usuario ajustar las variables (plazos, cuotas, montos mínimos, máximos, requisitos crediticios, <text:span text:style-name="T2">zonas, grupo etario, etc.</text:span>)</text:p>
      <text:h text:style-name="Heading_20_2" text:outline-level="2">- <text:span text:style-name="T2">Seguimiento de cliente (gestión de cobranza).</text:span></text:h>
      <text:p text:style-name="P4">Se desarrollarán los mecanismos necesarios para que el usuario pueda dar seguimiento a sus clientes de préstamos en orden a conseguir el cobro de los mismos. Implementar diferentes medios de contacto. Trazabilidad de las comunicaciones. <text:span text:style-name="T3">Disparadores de comunicación automática. Email. SMS. Mensajeros.</text:span></text:p>
      <text:h text:style-name="Heading_20_2" text:outline-level="2">- <text:span text:style-name="T2">Mesa de ayuda.</text:span></text:h>
      <text:p text:style-name="P5">Implementar canales de comunicación directa desde el cliente o prospecto de cliente, al prestatario. Mensajes en la plataforma. Chat de ayuda. Mensajeros externos. Correo electrónico.</text:p>
      <text:h text:style-name="Heading_20_2" text:outline-level="2">- <text:span text:style-name="T2">Control de integraciones.</text:span></text:h>
      <text:p text:style-name="P5">Desarrollar un módulo específico para cada integración con servicios de terceros. Log de eventos. Configuración. Test de funciones. Calidad de servicio.</text:p>
      <text:h text:style-name="Heading_20_2" text:outline-level="2"><text:soft-page-break/>- <text:span text:style-name="T2">Marquetin.</text:span></text:h>
      <text:p text:style-name="P5">Integrar dentro de la plataformas las herramientas de márquetin web tal como Google Analytics. Trazabilidad de los prospectos (leads) y conversiones.</text:p>
      <text:h text:style-name="Heading_20_2" text:outline-level="2">- <text:span text:style-name="T2">Reportes.</text:span></text:h>
      <text:p text:style-name="P5">Exportación de todos los datos para propósitos de reportería. Gráficos en tiempo real.</text:p>
      <text:h text:style-name="Heading_20_2" text:outline-level="2">- <text:span text:style-name="T8">Facturación.</text:span></text:h>
      <text:p text:style-name="P12">Generación de factura electrónica (AFIP). Salida de la misma por PDF.</text:p>
      <text:h text:style-name="Heading_20_2" text:outline-level="2">- Biblioteca.</text:h>
      <text:p text:style-name="P12">Almacenamiento de archivos de documento dentro de la plataforma relacionado a cuentas de clientes.</text:p>
      <text:p text:style-name="P5"/>
      <text:p text:style-name="P5"/>
      <text:h text:style-name="Heading_20_1" text:outline-level="1">Arquitectura.</text:h>
      <text:p text:style-name="P7">La plataforma será basada en web, modular, escalable, implementando el modelo de tres <text:span text:style-name="T5">niveles</text:span> (Presentación, Aplicación y Acceso a datos) expondrá sus funciones mediante API de tipo REST/RESTfull <text:span text:style-name="T5">y usará una combinación de base de datos relacionales, no relacionales y estáticas.</text:span></text:p>
      <text:h text:style-name="Heading_20_2" text:outline-level="2">Niveles (tiers).</text:h>
      <text:p text:style-name="P10">Los niveles son la división horizontal del sistema.</text:p>
      <text:h text:style-name="Heading_20_3" text:outline-level="3">- Nivel de presentación (“interfaz de usuario”).</text:h>
      <text:p text:style-name="P8">Se trata de lo que el usuario de la plataforma “ve” de la misma. Se desarrollará en lenguajes y tecnologías web (HTML, CSS, JavaScript) haciendo uso de frameworks de desarrollo propio o de uso estandarizado (Bootstrap, React).</text:p>
      <text:p text:style-name="P8">Es el nivel encargado de presentarle la información al usuario y recoger de éste los datos que alimentan al sistema. Esto incluye el sitio web expuesto al público (“frontend”) como el sitio web privado (“backend”).</text:p>
      <text:h text:style-name="Heading_20_3" text:outline-level="3">- Nivel de aplicación (“Core”).</text:h>
      <text:p text:style-name="P8">El nivel de aplicación o nivel intermedio es donde se implementa la lógica de negocio, sus reglas, se ejecutan procesos específicos y se controla la información hacia el usuario y los datos desde el usuario. Mantiene la coherencia interna del sistema. <text:span text:style-name="T6">Se comunica con los servicios de tercero aislando al usuarioi de las complejidades y detalles de los mismos.</text:span> <text:span text:style-name="T6">A</text:span>naliza los casos por casos de los eventos que se generan desde el exterior. Añade, elimina y modifica los datos en el nivel de datos.</text:p>
      <text:h text:style-name="Heading_20_3" text:outline-level="3">- <text:span text:style-name="T6">Nivel de acceso a datos.</text:span></text:h>
      <text:p text:style-name="P9">Es el o los motores de base de datos (MySQL, MongoDb, documentos JSON).</text:p>
      <text:h text:style-name="Heading_20_2" text:outline-level="2">Modularización.</text:h>
      <text:p text:style-name="P10">La plataforma estará dividida verticalmente en módulos. Contará con un módulo principal <text:span text:style-name="T7">(“core”) al cual se le adosarán otros módulos que aumentarán las funciones de la plataforma.</text:span></text:p>
      <text:h text:style-name="Heading_20_3" text:outline-level="3"><text:soft-page-break/>Core.</text:h>
      <text:p text:style-name="P11">El módulo Core estará montado sobre el framework RebritGen 2.0 y será el encargado de implementar la interfaz API RESTfull y el acceso al nivel de datos.</text:p>
      <text:h text:style-name="Heading_20_3" text:outline-level="3">Módulo solicitud.</text:h>
      <text:p text:style-name="P11">Se encargará de gestionar las solicitudes de préstamos desde los sitios webs de los clientes.</text:p>
      <text:h text:style-name="Heading_20_3" text:outline-level="3">Módulo préstamos.</text:h>
      <text:p text:style-name="P11">Gestionará los préstamos..</text:p>
      <text:h text:style-name="Heading_20_3" text:outline-level="3">Módulo cobros.</text:h>
      <text:p text:style-name="P11">Gestionará los cobros desde las pasarelas de cobro o manual.</text:p>
      <text:h text:style-name="Heading_20_3" text:outline-level="3">Módulo de transferencia.</text:h>
      <text:p text:style-name="P11">Se encargará de realizar la transferencia de capital hacia los clientes de préstamos.</text:p>
      <text:h text:style-name="Heading_20_3" text:outline-level="3">Módulo de gestión de clientes.</text:h>
      <text:p text:style-name="P11">Implementará los mecanismos de gestión y seguimiento de clientes.</text:p>
      <text:h text:style-name="Heading_20_3" text:outline-level="3">Módulo de evaluación crediticia.</text:h>
      <text:p text:style-name="P11">Determinará la viabilidad de otorgamiento de un préstamo.</text:p>
      <text:p text:style-name="P11">Cada módulo será invocado por su propia API siguiendo la arquitectura de microservicios.</text:p>
      <text:h text:style-name="Heading_20_3" text:outline-level="3">Módulo de facturación.</text:h>
      <text:p text:style-name="P12">Generará las facturas electrónicas y los archivos PDF imprimibles.</text:p>
      <text:h text:style-name="Heading_20_3" text:outline-level="3">Módulo de usuarios.</text:h>
      <text:p text:style-name="P13">Será el encargado de administrar las cuentas de usuarios (clientes, no de backend) y servir la información relevante a cada uno de ellos (“homebanking”).</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4T06:08:18.502000000</meta:creation-date>
    <dc:date>2021-08-22T19:02:33.807000000</dc:date>
    <meta:editing-duration>PT1H49M23S</meta:editing-duration>
    <meta:editing-cycles>9</meta:editing-cycles>
    <meta:generator>LibreOffice/7.1.5.2$Windows_X86_64 LibreOffice_project/85f04e9f809797b8199d13c421bd8a2b025d52b5</meta:generator>
    <meta:document-statistic meta:table-count="0" meta:image-count="0" meta:object-count="0" meta:page-count="4" meta:paragraph-count="80" meta:word-count="1082" meta:character-count="7224" meta:non-whitespace-character-count="6220"/>
  </office:meta>
</office:document-meta>
</file>